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6968" officeooo:paragraph-rsid="001c6968"/>
    </style:style>
    <style:style style:name="P2" style:family="paragraph" style:parent-style-name="Standard">
      <style:text-properties officeooo:rsid="001c6968" officeooo:paragraph-rsid="001f1fae"/>
    </style:style>
    <style:style style:name="P3" style:family="paragraph" style:parent-style-name="Standard">
      <style:text-properties fo:font-weight="normal" officeooo:rsid="001c6968" officeooo:paragraph-rsid="001c6968" style:font-weight-asian="normal" style:font-weight-complex="normal"/>
    </style:style>
    <style:style style:name="P4" style:family="paragraph" style:parent-style-name="Standard">
      <style:text-properties fo:font-weight="normal" officeooo:rsid="001dba3c" officeooo:paragraph-rsid="001dba3c" style:font-weight-asian="normal" style:font-weight-complex="normal"/>
    </style:style>
    <style:style style:name="P5" style:family="paragraph" style:parent-style-name="Standard">
      <style:text-properties fo:font-weight="normal" officeooo:rsid="001f1fae" officeooo:paragraph-rsid="001f1fae" style:font-weight-asian="normal" style:font-weight-complex="normal"/>
    </style:style>
    <style:style style:name="P6" style:family="paragraph" style:parent-style-name="Standard">
      <style:text-properties fo:font-weight="normal" officeooo:rsid="001f9595" officeooo:paragraph-rsid="001f9595" style:font-weight-asian="normal" style:font-weight-complex="normal"/>
    </style:style>
    <style:style style:name="P7" style:family="paragraph" style:parent-style-name="Standard">
      <style:text-properties fo:font-weight="normal" officeooo:rsid="0023e558" officeooo:paragraph-rsid="0023e558" style:font-weight-asian="normal" style:font-weight-complex="normal"/>
    </style:style>
    <style:style style:name="P8" style:family="paragraph" style:parent-style-name="Standard">
      <style:text-properties officeooo:rsid="001f1fae" officeooo:paragraph-rsid="001f1fae"/>
    </style:style>
    <style:style style:name="P9" style:family="paragraph" style:parent-style-name="Standard">
      <style:text-properties officeooo:rsid="0023e558" officeooo:paragraph-rsid="0023e558"/>
    </style:style>
    <style:style style:name="P10" style:family="paragraph" style:parent-style-name="Text_20_body">
      <style:text-properties officeooo:paragraph-rsid="001f1fae"/>
    </style:style>
    <style:style style:name="P11" style:family="paragraph" style:parent-style-name="Text_20_body">
      <style:text-properties officeooo:paragraph-rsid="001f9595"/>
    </style:style>
    <style:style style:name="P12" style:family="paragraph" style:parent-style-name="Text_20_body">
      <style:text-properties officeooo:rsid="001f9595" officeooo:paragraph-rsid="001f9595"/>
    </style:style>
    <style:style style:name="P13" style:family="paragraph" style:parent-style-name="Text_20_body">
      <style:paragraph-properties fo:margin-left="1.251cm" fo:margin-right="0cm" fo:text-indent="0cm" style:auto-text-indent="false"/>
      <style:text-properties officeooo:rsid="001f9595" officeooo:paragraph-rsid="001f9595"/>
    </style:style>
    <style:style style:name="P14" style:family="paragraph" style:parent-style-name="Text_20_body">
      <style:paragraph-properties fo:margin-left="1.251cm" fo:margin-right="0cm" fo:text-indent="0cm" style:auto-text-indent="false"/>
      <style:text-properties officeooo:rsid="0020179f" officeooo:paragraph-rsid="0020179f"/>
    </style:style>
    <style:style style:name="P15" style:family="paragraph" style:parent-style-name="Text_20_body">
      <style:paragraph-properties fo:margin-left="2.501cm" fo:margin-right="0cm" fo:text-indent="0cm" style:auto-text-indent="false"/>
      <style:text-properties officeooo:rsid="001f9595" officeooo:paragraph-rsid="001f9595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020179f" officeooo:paragraph-rsid="0020179f"/>
    </style:style>
    <style:style style:name="P17" style:family="paragraph" style:parent-style-name="Standard">
      <style:text-properties fo:font-weight="normal" officeooo:rsid="0020179f" officeooo:paragraph-rsid="001dba3c" style:font-weight-asian="normal" style:font-weight-complex="normal"/>
    </style:style>
    <style:style style:name="P18" style:family="paragraph" style:parent-style-name="Heading_20_2" style:list-style-name="">
      <style:text-properties officeooo:paragraph-rsid="001f1fae"/>
    </style:style>
    <style:style style:name="P19" style:family="paragraph" style:parent-style-name="Heading_20_2">
      <style:text-properties officeooo:paragraph-rsid="001f9595"/>
    </style:style>
    <style:style style:name="P20" style:family="paragraph" style:parent-style-name="Heading_20_2">
      <style:paragraph-properties fo:break-before="page"/>
      <style:text-properties officeooo:paragraph-rsid="001f1fae"/>
    </style:style>
    <style:style style:name="P21" style:family="paragraph" style:parent-style-name="Heading_20_3">
      <style:paragraph-properties fo:margin-left="1.251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f5bd" style:font-weight-asian="bold" style:font-weight-complex="bold"/>
    </style:style>
    <style:style style:name="T3" style:family="text">
      <style:text-properties officeooo:rsid="001dba3c"/>
    </style:style>
    <style:style style:name="T4" style:family="text">
      <style:text-properties officeooo:rsid="001f1fae"/>
    </style:style>
    <style:style style:name="T5" style:family="text">
      <style:text-properties officeooo:rsid="001f9595"/>
    </style:style>
    <style:style style:name="T6" style:family="text">
      <style:text-properties officeooo:rsid="0020179f"/>
    </style:style>
    <style:style style:name="T7" style:family="text">
      <style:text-properties officeooo:rsid="0020c071"/>
    </style:style>
    <style:style style:name="T8" style:family="text">
      <style:text-properties officeooo:rsid="0020f82b"/>
    </style:style>
    <style:style style:name="T9" style:family="text">
      <style:text-properties officeooo:rsid="0022b71c"/>
    </style:style>
    <style:style style:name="T10" style:family="text">
      <style:text-properties officeooo:rsid="0025f5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elölt felvitele az elovalasztok.edemokraciagep.org rendszerbe</text:h>
      <text:p text:style-name="P1"/>
      <text:p text:style-name="P1">Ehhez „adminisztrátori” jogosultságra van szükség. Ezt a web oldal <text:span text:style-name="T7">rendszergazdája</text:span> tudja kialakítani számodra, ennek során kapsz (választhatsz) egy belépési nevet és egy jelszót. Ez nem keverendő össze az ADA regisztrációval/belépéssel (de ha neked úgy tetszik használhatod ugyanazt a nevet és jelszót is)</text:p>
      <text:p text:style-name="P1"/>
      <text:h text:style-name="Heading_20_2" text:outline-level="2">Belépés az <text:span text:style-name="T7">előválasztok</text:span> rendszer adminisztrátor felületére</text:h>
      <text:p text:style-name="P1"/>
      <text:p text:style-name="P1">A w<text:span text:style-name="T10">e</text:span>b böngésző cím sorába írd be <text:span text:style-name="T10">https://elovalastztok.edemokraciagep.org/administrator</text:span></text:p>
      <text:p text:style-name="P1"/>
      <text:p text:style-name="P1">Ezután add meg az adminisztrátori belépési nevedet és a jelszót (a harmadik sort „nyelv” hagyd úgy ahogy van).</text:p>
      <text:p text:style-name="P1"/>
      <text:h text:style-name="Heading_20_2" text:outline-level="2">Új <text:span text:style-name="T3">jelölt</text:span> felvitele</text:h>
      <text:p text:style-name="Text_20_body"/>
      <text:p text:style-name="P1">A felül lévő főmenüben válaszd a „Tartalom” <text:span text:style-name="T7">menüpontot</text:span>, ekkor <text:span text:style-name="T7">megnyílik</text:span> a hozzá tartozó <text:span text:style-name="T7">almenü</text:span>, itt vidd az egeret a „cikkek” szövegre, ekkor megjelenik az „Új cikk hozzáadása” <text:span text:style-name="T4">menüpont</text:span> – erre kattints rá!</text:p>
      <text:p text:style-name="P1"/>
      <text:p text:style-name="P1">A megjelenő ablakban a „Cím” adathoz írd a jelölt nevét. Az alatta lévő <text:span text:style-name="T7">szöveg szerkesztő</text:span> szerű területen írd meg a jelölttel kapcsolatos információs részt, képeket, internetes hivatkozásokat is elhelyezhetsz ide (ezeket lentebb még részletesebben leírom). <text:span text:style-name="T1">Fontos, hogy a szöveg bal felső sarkában mindig a jelölt 25px széles arcképe legyen.</text:span> Hosszabb szöveg esetén a szöveget két részre kell választani <text:span text:style-name="T4">úgynevezett</text:span> „bevezető” és „részletező” részre. Ennek érdekében vidd a <text:span text:style-name="T7">kurzort</text:span> a két rész határára és a felső ikonok között kattints a <text:s/>„Bővebben” -re. <text:span text:style-name="T1">Fontos, hogy ez mindig mondat határon </text:span><text:span text:style-name="T2">és sor bal szélén</text:span><text:span text:style-name="T1"> legyen!</text:span></text:p>
      <text:p text:style-name="P1"/>
      <text:p text:style-name="P3">Ezután a jobb oldali részen <text:span text:style-name="T10">a </text:span>„<text:span text:style-name="T3">Kategória” részhez, a lenyíló menüből válaszd ki a megfelelő OEVK -t!</text:span></text:p>
      <text:p text:style-name="P3"/>
      <text:p text:style-name="P4">Következő lépés az ajánló szervezetek megadása, ehhez a „<text:span text:style-name="T7">Címkék</text:span>” mezőre kell kattintani, majd a <text:span text:style-name="T7">lenyíló</text:span> menüből kattintással választani. Több ajánló szervezet is rendelhető a jelölthöz, ennek érdekében a már meglévő <text:span text:style-name="T7">címkétől</text:span> jobbra az üres helyre kell kattintani. Tévesen kiválasztott címke az „X” -re kattintással törölhető.</text:p>
      <text:p text:style-name="P4"/>
      <text:p text:style-name="P4">A képernyőn lévő többi beállítást ne <text:span text:style-name="T7">módosítsuk.</text:span></text:p>
      <text:p text:style-name="P4"/>
      <text:p text:style-name="P4">Végül a „Mentés és bezárás” gombra kattintással tároljuk az új jelölt adatait.</text:p>
      <text:p text:style-name="P4"/>
      <text:h text:style-name="P18" text:outline-level="2"/>
      <text:h text:style-name="P20" text:outline-level="2">Meglévő jelölt adatainak módosítása</text:h>
      <text:p text:style-name="P10"/>
      <text:p text:style-name="P2">A felül lévő főmenüben válaszd a „Tartalom” <text:span text:style-name="T4">menüpontot</text:span>, ekkor <text:span text:style-name="T7">megnyílik</text:span> a hozzá tartozó <text:span text:style-name="T7">almenü</text:span>, <text:span text:style-name="T4">itt válaszd a „cikkek” -et.</text:span></text:p>
      <text:p text:style-name="P8">Ekkor a már meglévő jelöltek listája jelenik meg. A lista a fejléc szövegekre kattintva átrendezhető, az alul lévő lapozó sorral lapozható. Itt keresd meg a módosítandót (ehhez használhat<text:span text:style-name="T8">o</text:span>d a „keresés” mezőt és ikont is). <text:s/>Kattints a jelölt nevére, ekkor az a képernyő jelenik meg amin a felvitelnél is dolgozol, itt végezd el a javításokat és használd a „Mentés és bezárás” gombot!</text:p>
      <text:p text:style-name="P8"/>
      <text:p text:style-name="P8"/>
      <text:h text:style-name="Heading_20_2" text:outline-level="2">Meglévő jelölt törlése</text:h>
      <text:p text:style-name="P5"/>
      <text:p text:style-name="P5">A módosításhoz hasonlóan keresd meg a jelöltet a listában, <text:span text:style-name="T1">de ne kattints a nevére, hanem a névtől balra lévő jelölő négyzetre kattints. </text:span>Ezután a fent jobbra lévő „Kuka” gombra kattintva törlőd a jelöltet.</text:p>
      <text:p text:style-name="P5"/>
      <text:h text:style-name="P19" text:outline-level="2">Kép beillesztése a szövegbe</text:h>
      <text:p text:style-name="P11"/>
      <text:p text:style-name="P12">A szövegbe csak a web -en elérhető képek illeszthetőek be. Ha a kép fájlként a saját gépünkön áll rendelkezésre akkor azt <text:span text:style-name="T9">először</text:span> fel kell töltenünk a web -re. Ez nem külön lépés, itt ezen a programon belül tudjuk megtenni, ilyenkor a kép erre a szerverre töltődik fel.</text:p>
      <text:p text:style-name="P12"/>
      <text:h text:style-name="P21" text:outline-level="3"><text:span text:style-name="T6">A </text:span>web-en elérhető kép beillesztése (pl. facebook -ról, wikipedia -ról stb.)</text:h>
      <text:p text:style-name="P13"/>
      <text:p text:style-name="P13">A szöveg szerkesztő terület „Kép beillesztése szerkesztése” ikonra kattintunk. Az „URL” -hez <text:span text:style-name="T8">beírjuk</text:span> a kép web címét. A többi beállítással megadhatjuk a kép szövegen belüli elhelyezkedését, margóját, méretét. Végül a „Feltöltés” gombot kell használni.</text:p>
      <text:p text:style-name="P14">FIGYELEM csak olyan url-t használjunk ami „https:” -el kezdődik!</text:p>
      <text:h text:style-name="P21" text:outline-level="3">A saját gépünkön lévő kép<text:span text:style-name="T5">-</text:span>fájl feltöltése és beillesztése a szövegbe</text:h>
      <text:p text:style-name="P15"/>
      <text:p text:style-name="P13">A szöveg szerkesztő terület „Kép beillesztése szerkesztése” ikonra kattintunk. A megjelenő könyvtár listában kattints a „Jelöltek”-re, ekkor a már ide feltöltött jelölt képek jelennek meg. A „Feltöltés” ikonra kattintva egy új ablak <text:span text:style-name="T7">nyílik</text:span> meg, ahol a „Tallózás” majd a „feltöltés” gombok <text:span text:style-name="T7">segítségével</text:span> fel tudjuk tölteni a képünket a web szerver kép tárolójába.</text:p>
      <text:p text:style-name="P13"><text:soft-page-break/>Ezután a képernyőn látható fájl listából kiválasztjuk a most feltöltött képet (rá kattintunk) majd a kép megje<text:span text:style-name="T8">le</text:span>n<text:span text:style-name="T8">í</text:span>tési paraméterek beállítása után a „beillesztés” gombot használjuk.</text:p>
      <text:p text:style-name="P13"/>
      <text:p text:style-name="P13"/>
      <text:h text:style-name="Heading_20_2" text:outline-level="2">Internetes hivatkozás beillesztése</text:h>
      <text:p text:style-name="P16"/>
      <text:p text:style-name="P6"/>
      <text:p text:style-name="P17">A szöveg szerkesztő terület ikonjai között az „Internetes hivatkozás beillesztése/szerkesztése” -re kell kattintani. Az elő ugró ablakban megadható az URLés a megjelenítendő szöveg (erre fog majd kattintani az olvasó). A „Cél” kiválasztásával ajánlott megadni, hogy a hivatkozott web hely új oldalon nyíljon meg. Végül a „Beillesztés” gombot kell használni.</text:p>
      <text:p text:style-name="P4"/>
      <text:p text:style-name="P4"/>
      <text:h text:style-name="Heading_20_3" text:outline-level="3">Jelszó módosítás</text:h>
      <text:p text:style-name="P7"/>
      <text:p text:style-name="P4"/>
      <text:p text:style-name="P9">Biztonsági okokból, célszerű idönként jelszavunkat megváltoztatni.</text:p>
      <text:p text:style-name="P9">Ez az admin felület jobb felső sarkában lévő (elég nehezen észrevehető) kis méretű lefelé mutató háromszögre kattintással elő hívható almenüben a „fiók szerkesztése” menüpontban oldható meg.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07:23:03.353598095</meta:creation-date>
    <meta:generator>LibreOffice/5.3.0.3$Linux_X86_64 LibreOffice_project/7074905676c47b82bbcfbea1aeefc84afe1c50e1</meta:generator>
    <dc:date>2018-02-07T16:26:45.300217132</dc:date>
    <meta:editing-duration>PT31M</meta:editing-duration>
    <meta:editing-cycles>7</meta:editing-cycles>
    <meta:document-statistic meta:table-count="0" meta:image-count="0" meta:object-count="0" meta:page-count="3" meta:paragraph-count="30" meta:word-count="683" meta:character-count="4740" meta:non-whitespace-character-count="4084"/>
  </office:meta>
</office:document-meta>
</file>